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ESUM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ybar</meta:initial-creator>
    <dc:creator>cybar</dc:creator>
    <meta:creation-date>2025-05-29T18:16:00Z</meta:creation-date>
    <dc:date>2025-05-29T18:17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7" meta:row-count="1" meta:non-whitespace-character-count="7"/>
  </office:meta>
</office:document-meta>
</file>